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17"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9"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9"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9"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removed</text:p>
          </table:table-cell>
          <table:table-cell table:style-name="ce11"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9" office:value-type="string" calcext:value-type="string">
            <text:p>Confirmación de reserva con localizador</text:p>
          </table:table-cell>
          <table:table-cell office:value-type="string" calcext:value-type="string">
            <text:p>Conferma della prenotazione con localizzatore</text:p>
          </table:table-cell>
          <table:table-cell table:style-name="ce12"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11"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11"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9"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 table:number-rows-repeated="19">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7">00/00/0000</text:date>, <text:time style:data-style-name="N2" text:time-value="20:18:05.32420051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27T20:18:56.095109098</dc:date>
    <meta:editing-duration>P4DT4H59M56S</meta:editing-duration>
    <meta:editing-cycles>188</meta:editing-cycles>
    <meta:generator>LibreOffice/7.1.4.2$Linux_X86_64 LibreOffice_project/10$Build-2</meta:generator>
    <meta:document-statistic meta:table-count="1" meta:cell-count="1628" meta:object-count="0"/>
  </office:meta>
</office:document-meta>
</file>